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ileManipulation" style:family="table">
      <style:table-properties style:width="6.9229in" fo:margin-left="-0.0063in" fo:margin-right="0.0083in" table:align="margins" style:may-break-between-rows="false"/>
    </style:style>
    <style:style style:name="FileManipulation.A" style:family="table-column">
      <style:table-column-properties style:column-width="0.8319in" style:rel-column-width="1198*"/>
    </style:style>
    <style:style style:name="FileManipulation.B" style:family="table-column">
      <style:table-column-properties style:column-width="2.7604in" style:rel-column-width="3975*"/>
    </style:style>
    <style:style style:name="FileManipulation.C" style:family="table-column">
      <style:table-column-properties style:column-width="3.3299in" style:rel-column-width="4795*"/>
    </style:style>
    <style:style style:name="FileManipulation.A1" style:family="table-cell">
      <style:table-cell-properties fo:padding="0.0382in" fo:border="0.0007in solid #000000"/>
    </style:style>
    <style:style style:name="FileManipulation.A2" style:family="table-cell">
      <style:table-cell-properties fo:padding="0.0382in" fo:border-left="0.0007in solid #000000" fo:border-right="none" fo:border-top="none" fo:border-bottom="0.0007in solid #000000"/>
    </style:style>
    <style:style style:name="FileManipula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167in" fo:margin-left="0in" fo:margin-right="0.0083in" table:align="margins" style:may-break-between-rows="false"/>
    </style:style>
    <style:style style:name="Table1.A" style:family="table-column">
      <style:table-column-properties style:column-width="0.8229in" style:rel-column-width="7795*"/>
    </style:style>
    <style:style style:name="Table1.B" style:family="table-column">
      <style:table-column-properties style:column-width="2.7625in" style:rel-column-width="26173*"/>
    </style:style>
    <style:style style:name="Table1.C" style:family="table-column">
      <style:table-column-properties style:column-width="3.3319in" style:rel-column-width="31567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167in" fo:margin-left="0in" fo:margin-right="0.0083in" table:align="margins" style:may-break-between-rows="false"/>
    </style:style>
    <style:style style:name="Table2.A" style:family="table-column">
      <style:table-column-properties style:column-width="0.8229in" style:rel-column-width="7795*"/>
    </style:style>
    <style:style style:name="Table2.B" style:family="table-column">
      <style:table-column-properties style:column-width="2.7625in" style:rel-column-width="26173*"/>
    </style:style>
    <style:style style:name="Table2.C" style:family="table-column">
      <style:table-column-properties style:column-width="3.3319in" style:rel-column-width="31567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167in" fo:margin-left="0in" fo:margin-right="0.0083in" table:align="margins" style:may-break-between-rows="false"/>
    </style:style>
    <style:style style:name="Table3.A" style:family="table-column">
      <style:table-column-properties style:column-width="0.8229in" style:rel-column-width="7795*"/>
    </style:style>
    <style:style style:name="Table3.B" style:family="table-column">
      <style:table-column-properties style:column-width="2.7625in" style:rel-column-width="26173*"/>
    </style:style>
    <style:style style:name="Table3.C" style:family="table-column">
      <style:table-column-properties style:column-width="3.3319in" style:rel-column-width="31567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167in" fo:margin-left="0in" fo:margin-right="0.0083in" table:align="margins" style:may-break-between-rows="false"/>
    </style:style>
    <style:style style:name="Table4.A" style:family="table-column">
      <style:table-column-properties style:column-width="6.9167in" style:rel-column-width="65535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urier" fo:font-size="10pt" style:font-size-asian="10pt" style:font-size-complex="10pt"/>
    </style:style>
    <style:style style:name="P2" style:family="paragraph" style:parent-style-name="Table_20_Heading">
      <style:text-properties style:font-name="Times New Roman" fo:font-size="10pt" style:font-size-asian="10pt" style:font-size-complex="10pt"/>
    </style:style>
    <style:style style:name="P3" style:family="paragraph" style:parent-style-name="Table_20_Heading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Courier 10 Pitch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8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9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0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text-properties style:font-name="Courier 10 Pitch" fo:font-size="10pt" style:font-size-asian="10pt" style:font-size-complex="10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font-name="Courier 10 Pitch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background-color="transparent"/>
    </style:style>
    <style:style style:name="T4" style:family="text">
      <style:text-properties style:font-name="Courier 10 Pitch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leManipulation" table:style-name="FileManipulation">
        <table:table-column table:style-name="FileManipulation.A"/>
        <table:table-column table:style-name="FileManipulation.B"/>
        <table:table-column table:style-name="FileManipulation.C"/>
        <table:table-row>
          <table:table-cell table:style-name="FileManipulation.A1" table:number-columns-spanned="3" office:value-type="string">
            <text:p text:style-name="P2">Basic Commands</text:p>
          </table:table-cell>
          <table:covered-table-cell/>
          <table:covered-table-cell/>
        </table:table-row>
        <table:table-row>
          <table:table-cell table:style-name="FileManipulation.A2" office:value-type="string">
            <text:p text:style-name="P5">pwd</text:p>
          </table:table-cell>
          <table:table-cell table:style-name="FileManipulation.A2" office:value-type="string">
            <text:p text:style-name="P5"/>
          </table:table-cell>
          <table:table-cell table:style-name="FileManipulation.C2" office:value-type="string">
            <text:p text:style-name="P4">Print working directory</text:p>
          </table:table-cell>
        </table:table-row>
        <table:table-row>
          <table:table-cell table:style-name="FileManipulation.A2" office:value-type="string">
            <text:p text:style-name="P5">cd</text:p>
          </table:table-cell>
          <table:table-cell table:style-name="FileManipulation.A2" office:value-type="string">
            <text:p text:style-name="P5">cd ~/directory/</text:p>
          </table:table-cell>
          <table:table-cell table:style-name="FileManipulation.C2" office:value-type="string">
            <text:p text:style-name="P4">Change Directory</text:p>
          </table:table-cell>
        </table:table-row>
        <table:table-row>
          <table:table-cell table:style-name="FileManipulation.A2" office:value-type="string">
            <text:p text:style-name="P5">mkdir</text:p>
          </table:table-cell>
          <table:table-cell table:style-name="FileManipulation.A2" office:value-type="string">
            <text:p text:style-name="P5">mkdir newdirectory</text:p>
          </table:table-cell>
          <table:table-cell table:style-name="FileManipulation.C2" office:value-type="string">
            <text:p text:style-name="P4">Make Directory <text:span text:style-name="T1">newdirectory</text:span></text:p>
          </table:table-cell>
        </table:table-row>
        <table:table-row>
          <table:table-cell table:style-name="FileManipulation.A2" office:value-type="string">
            <text:p text:style-name="P5">mv</text:p>
          </table:table-cell>
          <table:table-cell table:style-name="FileManipulation.A2" office:value-type="string">
            <text:p text:style-name="P5">mv [-f] ~/source ~/destination</text:p>
          </table:table-cell>
          <table:table-cell table:style-name="FileManipulation.C2" office:value-type="string">
            <text:p text:style-name="P4">Move or rename file or directory</text:p>
          </table:table-cell>
        </table:table-row>
        <table:table-row>
          <table:table-cell table:style-name="FileManipulation.A2" office:value-type="string">
            <text:p text:style-name="P5">cp</text:p>
          </table:table-cell>
          <table:table-cell table:style-name="FileManipulation.A2" office:value-type="string">
            <text:p text:style-name="P5">cp [-fr] ~/source ~/newcopy</text:p>
          </table:table-cell>
          <table:table-cell table:style-name="FileManipulation.C2" office:value-type="string">
            <text:p text:style-name="P4">Copy a file or directory</text:p>
          </table:table-cell>
        </table:table-row>
        <table:table-row>
          <table:table-cell table:style-name="FileManipulation.A2" office:value-type="string">
            <text:p text:style-name="P5">ls</text:p>
          </table:table-cell>
          <table:table-cell table:style-name="FileManipulation.A2" office:value-type="string">
            <text:p text:style-name="P5">ls [-lhtr] [file][directory]</text:p>
          </table:table-cell>
          <table:table-cell table:style-name="FileManipulation.C2" office:value-type="string">
            <text:p text:style-name="P4">list all files or files in <text:span text:style-name="T1">directory</text:span></text:p>
          </table:table-cell>
        </table:table-row>
        <table:table-row>
          <table:table-cell table:style-name="FileManipulation.A2" office:value-type="string">
            <text:p text:style-name="P5">rm</text:p>
          </table:table-cell>
          <table:table-cell table:style-name="FileManipulation.A2" office:value-type="string">
            <text:p text:style-name="P5">rm ~/file</text:p>
          </table:table-cell>
          <table:table-cell table:style-name="FileManipulation.C2" office:value-type="string">
            <text:p text:style-name="P4">Delete file <text:span text:style-name="T1">file</text:span></text:p>
          </table:table-cell>
        </table:table-row>
        <table:table-row>
          <table:table-cell table:style-name="FileManipulation.A2" office:value-type="string">
            <text:p text:style-name="P5">man</text:p>
          </table:table-cell>
          <table:table-cell table:style-name="FileManipulation.A2" office:value-type="string">
            <text:p text:style-name="P5">man command</text:p>
          </table:table-cell>
          <table:table-cell table:style-name="FileManipulation.C2" office:value-type="string">
            <text:p text:style-name="P4">Show manual page on command <text:span text:style-name="T1">command</text:span></text:p>
          </table:table-cell>
        </table:table-row>
        <table:table-row>
          <table:table-cell table:style-name="FileManipulation.A2" office:value-type="string">
            <text:p text:style-name="P5">ssh</text:p>
          </table:table-cell>
          <table:table-cell table:style-name="FileManipulation.A2" office:value-type="string">
            <text:p text:style-name="P5">ssh hostname [-l username]</text:p>
          </table:table-cell>
          <table:table-cell table:style-name="FileManipulation.C2" office:value-type="string">
            <text:p text:style-name="P4">Connect to remote host with user name <text:span text:style-name="T1">username</text:span></text:p>
          </table:table-cell>
        </table:table-row>
        <table:table-row>
          <table:table-cell table:style-name="FileManipulation.A2" office:value-type="string">
            <text:p text:style-name="P5">scp</text:p>
          </table:table-cell>
          <table:table-cell table:style-name="FileManipulation.A2" office:value-type="string">
            <text:p text:style-name="P5">scp ~/source hostname:~/dest/</text:p>
          </table:table-cell>
          <table:table-cell table:style-name="FileManipulation.C2" office:value-type="string">
            <text:p text:style-name="P4">Copy file <text:span text:style-name="T1">source </text:span><text:span text:style-name="T2">to host </text:span><text:span text:style-name="T1">hostname</text:span></text:p>
          </table:table-cell>
        </table:table-row>
        <table:table-row>
          <table:table-cell table:style-name="FileManipulation.A2" office:value-type="string">
            <text:p text:style-name="P5">vi</text:p>
          </table:table-cell>
          <table:table-cell table:style-name="FileManipulation.A2" office:value-type="string">
            <text:p text:style-name="P5">vi [~/file]</text:p>
          </table:table-cell>
          <table:table-cell table:style-name="FileManipulation.C2" office:value-type="string">
            <text:p text:style-name="P4">A powerful text editor</text:p>
          </table:table-cell>
        </table:table-row>
        <table:table-row>
          <table:table-cell table:style-name="FileManipulation.A2" office:value-type="string">
            <text:p text:style-name="P5">nano</text:p>
          </table:table-cell>
          <table:table-cell table:style-name="FileManipulation.A2" office:value-type="string">
            <text:p text:style-name="P5">nano [~/file]</text:p>
          </table:table-cell>
          <table:table-cell table:style-name="FileManipulation.C2" office:value-type="string">
            <text:p text:style-name="P4">A <text:span text:style-name="T1">pico</text:span><text:span text:style-name="T2"> like text editor</text:span></text:p>
          </table:table-cell>
        </table:table-row>
        <table:table-row>
          <table:table-cell table:style-name="FileManipulation.A2" office:value-type="string">
            <text:p text:style-name="P5">emacs</text:p>
          </table:table-cell>
          <table:table-cell table:style-name="FileManipulation.A2" office:value-type="string">
            <text:p text:style-name="P5">emacs [~/file]</text:p>
          </table:table-cell>
          <table:table-cell table:style-name="FileManipulation.C2" office:value-type="string">
            <text:p text:style-name="P4">A powerful text editor</text:p>
          </table:table-cell>
        </table:table-row>
        <table:table-row>
          <table:table-cell table:style-name="FileManipulation.A2" office:value-type="string">
            <text:p text:style-name="P5">grep</text:p>
          </table:table-cell>
          <table:table-cell table:style-name="FileManipulation.A2" office:value-type="string">
            <text:p text:style-name="P5">grep [-iv] string file</text:p>
          </table:table-cell>
          <table:table-cell table:style-name="FileManipulation.C2" office:value-type="string">
            <text:p text:style-name="P4">Search for <text:span text:style-name="T1">string</text:span><text:span text:style-name="T2"> in</text:span><text:span text:style-name="T1"> file</text:span></text:p>
          </table:table-cell>
        </table:table-row>
        <table:table-row>
          <table:table-cell table:style-name="FileManipulation.A2" office:value-type="string">
            <text:p text:style-name="P5">wc</text:p>
          </table:table-cell>
          <table:table-cell table:style-name="FileManipulation.A2" office:value-type="string">
            <text:p text:style-name="P5">wc [-l] file</text:p>
          </table:table-cell>
          <table:table-cell table:style-name="FileManipulation.C2" office:value-type="string">
            <text:p text:style-name="P4">Count the number of word/lines/chars in <text:span text:style-name="T1">file</text:span></text:p>
          </table:table-cell>
        </table:table-row>
        <table:table-row>
          <table:table-cell table:style-name="FileManipulation.A2" office:value-type="string">
            <text:p text:style-name="P5">tail</text:p>
          </table:table-cell>
          <table:table-cell table:style-name="FileManipulation.A2" office:value-type="string">
            <text:p text:style-name="P5">tail [-f][-n#] file</text:p>
          </table:table-cell>
          <table:table-cell table:style-name="FileManipulation.C2" office:value-type="string">
            <text:p text:style-name="P4">Show last few lines of <text:span text:style-name="T1">file</text:span></text:p>
          </table:table-cell>
        </table:table-row>
        <table:table-row>
          <table:table-cell table:style-name="FileManipulation.A2" office:value-type="string">
            <text:p text:style-name="P5">head</text:p>
          </table:table-cell>
          <table:table-cell table:style-name="FileManipulation.A2" office:value-type="string">
            <text:p text:style-name="P5">head [-n#] file</text:p>
          </table:table-cell>
          <table:table-cell table:style-name="FileManipulation.C2" office:value-type="string">
            <text:p text:style-name="P4">Show first few lines of <text:span text:style-name="T1">file</text:span></text:p>
          </table:table-cell>
        </table:table-row>
        <table:table-row>
          <table:table-cell table:style-name="FileManipulation.A2" office:value-type="string">
            <text:p text:style-name="P5">dos2unix</text:p>
          </table:table-cell>
          <table:table-cell table:style-name="FileManipulation.A2" office:value-type="string">
            <text:p text:style-name="P5">dos2unix file</text:p>
          </table:table-cell>
          <table:table-cell table:style-name="FileManipulation.C2" office:value-type="string">
            <text:p text:style-name="P4">Change dos files into Unix/Linux files.</text:p>
          </table:table-cell>
        </table:table-row>
        <table:table-row>
          <table:table-cell table:style-name="FileManipulation.A2" office:value-type="string">
            <text:p text:style-name="P5">df</text:p>
          </table:table-cell>
          <table:table-cell table:style-name="FileManipulation.A2" office:value-type="string">
            <text:p text:style-name="P5">df [-h][/home]</text:p>
          </table:table-cell>
          <table:table-cell table:style-name="FileManipulation.C2" office:value-type="string">
            <text:p text:style-name="P4">Show the size and amount free of your quota</text:p>
          </table:table-cell>
        </table:table-row>
        <table:table-row>
          <table:table-cell table:style-name="FileManipulation.A2" office:value-type="string">
            <text:p text:style-name="P5">du</text:p>
          </table:table-cell>
          <table:table-cell table:style-name="FileManipulation.A2" office:value-type="string">
            <text:p text:style-name="P5">du [-sh][directory]</text:p>
          </table:table-cell>
          <table:table-cell table:style-name="FileManipulation.C2" office:value-type="string">
            <text:p text:style-name="P4">Show total size of items in <text:span text:style-name="T1">directory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">PBS Command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qstat</text:p>
          </table:table-cell>
          <table:table-cell table:style-name="Table1.A2" office:value-type="string">
            <text:p text:style-name="P5">qstat [-u user][-a][-n][jobid]</text:p>
          </table:table-cell>
          <table:table-cell table:style-name="Table1.C2" office:value-type="string">
            <text:p text:style-name="P4">Show current state of queues</text:p>
          </table:table-cell>
        </table:table-row>
        <table:table-row>
          <table:table-cell table:style-name="Table1.A2" office:value-type="string">
            <text:p text:style-name="P5">qsub</text:p>
          </table:table-cell>
          <table:table-cell table:style-name="Table1.A2" office:value-type="string">
            <text:p text:style-name="P5">qsub [-l resources][-I] pbsfile</text:p>
          </table:table-cell>
          <table:table-cell table:style-name="Table1.C2" office:value-type="string">
            <text:p text:style-name="P4">Submit job with definitions in <text:span text:style-name="T1">pbsfile</text:span></text:p>
          </table:table-cell>
        </table:table-row>
        <table:table-row>
          <table:table-cell table:style-name="Table1.A2" office:value-type="string">
            <text:p text:style-name="P5">qdel</text:p>
          </table:table-cell>
          <table:table-cell table:style-name="Table1.A2" office:value-type="string">
            <text:p text:style-name="P5">qdel jobid</text:p>
          </table:table-cell>
          <table:table-cell table:style-name="Table1.C2" office:value-type="string">
            <text:p text:style-name="P6">Delete queued/running job with id <text:span text:style-name="T1">jobid</text:span></text:p>
          </table:table-cell>
        </table:table-row>
        <table:table-row>
          <table:table-cell table:style-name="Table1.A2" office:value-type="string">
            <text:p text:style-name="P5">qalter</text:p>
          </table:table-cell>
          <table:table-cell table:style-name="Table1.A2" office:value-type="string">
            <text:p text:style-name="P5">qalter [-l walltime=#] jobid</text:p>
          </table:table-cell>
          <table:table-cell table:style-name="Table1.C2" office:value-type="string">
            <text:p text:style-name="P4">Alter required walltime/memory for job <text:span text:style-name="T1">jobid</text:span></text:p>
          </table:table-cell>
        </table:table-row>
        <table:table-row>
          <table:table-cell table:style-name="Table1.A2" office:value-type="string">
            <text:p text:style-name="P5">checkjob</text:p>
          </table:table-cell>
          <table:table-cell table:style-name="Table1.A2" office:value-type="string">
            <text:p text:style-name="P5">checkjob jobid</text:p>
          </table:table-cell>
          <table:table-cell table:style-name="Table1.C2" office:value-type="string">
            <text:p text:style-name="P4">Verbose information on job <text:span text:style-name="T1">jobid</text:span></text:p>
          </table:table-cell>
        </table:table-row>
        <table:table-row>
          <table:table-cell table:style-name="Table1.A2" office:value-type="string">
            <text:p text:style-name="P5">qpeek</text:p>
          </table:table-cell>
          <table:table-cell table:style-name="Table1.A2" office:value-type="string">
            <text:p text:style-name="P5">qpeek [-fce –help] jobid</text:p>
          </table:table-cell>
          <table:table-cell table:style-name="Table1.C2" office:value-type="string">
            <text:p text:style-name="P4">View STDOUT and STDERR of running job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">Module Command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list</text:p>
          </table:table-cell>
          <table:table-cell table:style-name="Table2.A2" office:value-type="string">
            <text:p text:style-name="P5">module list</text:p>
          </table:table-cell>
          <table:table-cell table:style-name="Table2.C2" office:value-type="string">
            <text:p text:style-name="P4">Show current loaded modules</text:p>
          </table:table-cell>
        </table:table-row>
        <table:table-row>
          <table:table-cell table:style-name="Table2.A2" office:value-type="string">
            <text:p text:style-name="P5">load</text:p>
          </table:table-cell>
          <table:table-cell table:style-name="Table2.A2" office:value-type="string">
            <text:p text:style-name="P5">module load software[/version]</text:p>
          </table:table-cell>
          <table:table-cell table:style-name="Table2.C2" office:value-type="string">
            <text:p text:style-name="P6">Load software module and version</text:p>
          </table:table-cell>
        </table:table-row>
        <table:table-row>
          <table:table-cell table:style-name="Table2.A2" office:value-type="string">
            <text:p text:style-name="P5">rm</text:p>
          </table:table-cell>
          <table:table-cell table:style-name="Table2.A2" office:value-type="string">
            <text:p text:style-name="P5">module rm software</text:p>
          </table:table-cell>
          <table:table-cell table:style-name="Table2.C2" office:value-type="string">
            <text:p text:style-name="P6">Removed loaded software <text:span text:style-name="T1">software</text:span></text:p>
          </table:table-cell>
        </table:table-row>
        <table:table-row>
          <table:table-cell table:style-name="Table2.A2" office:value-type="string">
            <text:p text:style-name="P5">swap</text:p>
          </table:table-cell>
          <table:table-cell table:style-name="Table2.A2" office:value-type="string">
            <text:p text:style-name="P5">module swap old new[/version]</text:p>
          </table:table-cell>
          <table:table-cell table:style-name="Table2.C2" office:value-type="string">
            <text:p text:style-name="P6">Swap module <text:span text:style-name="T1">org </text:span><text:span text:style-name="T2">for module </text:span><text:span text:style-name="T1">new/version</text:span></text:p>
          </table:table-cell>
        </table:table-row>
        <table:table-row>
          <table:table-cell table:style-name="Table2.A2" office:value-type="string">
            <text:p text:style-name="P5">avail</text:p>
          </table:table-cell>
          <table:table-cell table:style-name="Table2.A2" office:value-type="string">
            <text:p text:style-name="P5">module avail [software]</text:p>
          </table:table-cell>
          <table:table-cell table:style-name="Table2.C2" office:value-type="string">
            <text:p text:style-name="P6">Show all available modules</text:p>
          </table:table-cell>
        </table:table-row>
        <table:table-row>
          <table:table-cell table:style-name="Table2.A2" office:value-type="string">
            <text:p text:style-name="P5">show</text:p>
          </table:table-cell>
          <table:table-cell table:style-name="Table2.A2" office:value-type="string">
            <text:p text:style-name="P5">module show software[/version]</text:p>
          </table:table-cell>
          <table:table-cell table:style-name="Table2.C2" office:value-type="string">
            <text:p text:style-name="P4">Show what module <text:span text:style-name="T1">software </text:span><text:span text:style-name="T2">does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">Software Developmen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">mpicc</text:p>
          </table:table-cell>
          <table:table-cell table:style-name="Table3.A2" office:value-type="string">
            <text:p text:style-name="P5">mpicc [options] source.c</text:p>
          </table:table-cell>
          <table:table-cell table:style-name="Table3.C2" office:value-type="string">
            <text:p text:style-name="P4">Compile MPI C source</text:p>
          </table:table-cell>
        </table:table-row>
        <table:table-row>
          <table:table-cell table:style-name="Table3.A2" office:value-type="string">
            <text:p text:style-name="P5">mpiCC</text:p>
          </table:table-cell>
          <table:table-cell table:style-name="Table3.A2" office:value-type="string">
            <text:p text:style-name="P5">mpiCC -fPIC [options] source.cpp</text:p>
          </table:table-cell>
          <table:table-cell table:style-name="Table3.C2" office:value-type="string">
            <text:p text:style-name="P6">Compile MPI C++ source</text:p>
          </table:table-cell>
        </table:table-row>
        <table:table-row>
          <table:table-cell table:style-name="Table3.A2" office:value-type="string">
            <text:p text:style-name="P5">mpif90</text:p>
          </table:table-cell>
          <table:table-cell table:style-name="Table3.A2" office:value-type="string">
            <text:p text:style-name="P5">mpif90 [options] source.f90</text:p>
          </table:table-cell>
          <table:table-cell table:style-name="Table3.C2" office:value-type="string">
            <text:p text:style-name="P6">Compile MPI F90/F77 source</text:p>
          </table:table-cell>
        </table:table-row>
        <table:table-row>
          <table:table-cell table:style-name="Table3.A2" office:value-type="string">
            <text:p text:style-name="P5">mpirun</text:p>
          </table:table-cell>
          <table:table-cell table:style-name="Table3.A2" office:value-type="string">
            <text:p text:style-name="P5">mpirun -np # executable</text:p>
          </table:table-cell>
          <table:table-cell table:style-name="Table3.C2" office:value-type="string">
            <text:p text:style-name="P6">Run <text:span text:style-name="T1">executable</text:span><text:span text:style-name="T2"> on # cpus.</text:span></text:p>
          </table:table-cell>
        </table:table-row>
        <table:table-row>
          <table:table-cell table:style-name="Table3.A2" office:value-type="string">
            <text:p text:style-name="P5">pgcc</text:p>
          </table:table-cell>
          <table:table-cell table:style-name="Table3.A2" office:value-type="string">
            <text:p text:style-name="P5">pgcc [options] source.c</text:p>
          </table:table-cell>
          <table:table-cell table:style-name="Table3.C2" office:value-type="string">
            <text:p text:style-name="P6">Recommended C compiler</text:p>
          </table:table-cell>
        </table:table-row>
        <table:table-row>
          <table:table-cell table:style-name="Table3.A2" office:value-type="string">
            <text:p text:style-name="P5">pgCC</text:p>
          </table:table-cell>
          <table:table-cell table:style-name="Table3.A2" office:value-type="string">
            <text:p text:style-name="P5">pgCC -fPIC [options] source.cpp</text:p>
          </table:table-cell>
          <table:table-cell table:style-name="Table3.C2" office:value-type="string">
            <text:p text:style-name="P6">Recommended C++ compiler</text:p>
          </table:table-cell>
        </table:table-row>
        <table:table-row>
          <table:table-cell table:style-name="Table3.A2" office:value-type="string">
            <text:p text:style-name="P5">pgf90</text:p>
          </table:table-cell>
          <table:table-cell table:style-name="Table3.A2" office:value-type="string">
            <text:p text:style-name="P5">pgf90 [options] source.f90</text:p>
          </table:table-cell>
          <table:table-cell table:style-name="Table3.C2" office:value-type="string">
            <text:p text:style-name="P6">Recommended F90/F77 compiler</text:p>
          </table:table-cell>
        </table:table-row>
        <table:table-row>
          <table:table-cell table:style-name="Table3.A2" office:value-type="string">
            <text:p text:style-name="P5">time</text:p>
          </table:table-cell>
          <table:table-cell table:style-name="Table3.A2" office:value-type="string">
            <text:p text:style-name="P5">time expression</text:p>
          </table:table-cell>
          <table:table-cell table:style-name="Table3.C2" office:value-type="string">
            <text:p text:style-name="P4">Time how long <text:span text:style-name="T1">expression </text:span><text:span text:style-name="T2">takes</text:span></text:p>
          </table:table-cell>
        </table:table-row>
        <table:table-row>
          <table:table-cell table:style-name="Table3.A2" office:value-type="string">
            <text:p text:style-name="P5">make</text:p>
          </table:table-cell>
          <table:table-cell table:style-name="Table3.A2" office:value-type="string">
            <text:p text:style-name="P5">make [-j#][-f makefile]</text:p>
          </table:table-cell>
          <table:table-cell table:style-name="Table3.C2" office:value-type="string">
            <text:p text:style-name="P6">Evaluate <text:span text:style-name="T1">makefile</text:span><text:span text:style-name="T2"> in current directory</text:span></text:p>
          </table:table-cell>
        </table:table-row>
        <table:table-row>
          <table:table-cell table:style-name="Table3.A2" office:value-type="string">
            <text:p text:style-name="P5">ddt</text:p>
          </table:table-cell>
          <table:table-cell table:style-name="Table3.A2" office:value-type="string">
            <text:p text:style-name="P5">ddt executable</text:p>
          </table:table-cell>
          <table:table-cell table:style-name="Table3.C2" office:value-type="string">
            <text:p text:style-name="P6">Parallel graphical debugger</text:p>
          </table:table-cell>
        </table:table-row>
        <table:table-row>
          <table:table-cell table:style-name="Table3.A2" office:value-type="string">
            <text:p text:style-name="P5">opt-gui</text:p>
          </table:table-cell>
          <table:table-cell table:style-name="Table3.A2" office:value-type="string">
            <text:p text:style-name="P5">opt-gui</text:p>
          </table:table-cell>
          <table:table-cell table:style-name="Table3.C2" office:value-type="string">
            <text:p text:style-name="P4">Parallel Profiler</text:p>
          </table:table-cell>
        </table:table-row>
        <table:table-row>
          <table:table-cell table:style-name="Table3.A2" office:value-type="string">
            <text:p text:style-name="P5">diff</text:p>
          </table:table-cell>
          <table:table-cell table:style-name="Table3.A2" office:value-type="string">
            <text:p text:style-name="P5">diff file1 file2</text:p>
          </table:table-cell>
          <table:table-cell table:style-name="Table3.C2" office:value-type="string">
            <text:p text:style-name="P4">Show changes between two files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Tips</text:p>
          </table:table-cell>
        </table:table-row>
        <table:table-row>
          <table:table-cell table:style-name="Table4.A2" office:value-type="string">
            <text:list text:style-name="L1">
              <text:list-item>
                <text:p text:style-name="P7">DON'T run software on the login node, many people use it at once</text:p>
              </text:list-item>
              <text:list-item>
                <text:p text:style-name="P7">DO use debug nodes. <text:s/>There are machines for jobs 15 minutes or less (<text:span text:style-name="T1">#PBS -l walltime=15:00</text:span><text:span text:style-name="T2">) to test pbs scripts and debug software. <text:s/>You can also use interactive jobs to access them:</text:span></text:p>
                <text:p text:style-name="P7"><text:span text:style-name="T2"><text:s/>(</text:span><text:span text:style-name="T1">qsub -I -l walltime=15:00 pbsscript</text:span><text:span text:style-name="T2">)</text:span></text:p>
              </text:list-item>
              <text:list-item>
                <text:p text:style-name="P7">DO use compiler optimizations.</text:p>
              </text:list-item>
              <text:list-item>
                <text:p text:style-name="P7"><text:span text:style-name="T2">DO use at least </text:span><text:span text:style-name="T1">-fast</text:span><text:span text:style-name="T2"> with PGI compilers and </text:span><text:span text:style-name="T1">-fastsse</text:span><text:span text:style-name="T2"> if possible.</text:span></text:p>
              </text:list-item>
              <text:list-item>
                <text:p text:style-name="P7">DO always verify results when changing compiler/optimizations/architecture or math libraries.</text:p>
              </text:list-item>
              <text:list-item>
                <text:p text:style-name="P7">DON'T write your own matrix math and linear algebra functions</text:p>
              </text:list-item>
              <text:list-item>
                <text:p text:style-name="P7"><text:span text:style-name="T2">DO use the BLAS </text:span><text:span text:style-name="T3">(www.netlib.org/blas)</text:span><text:span text:style-name="T2"> and LAPACK (www.netlib.org/lapack)libraries.</text:span></text:p>
              </text:list-item>
              <text:list-item>
                <text:p text:style-name="P7"><text:span text:style-name="T2">DO use vendor optimized BLAS libraries when able, ACML (http://developer.amd.com/acml.jsp) on </text:span><text:span text:style-name="T1">nyx.engin</text:span></text:p>
              </text:list-item>
              <text:list-item>
                <text:p text:style-name="P7">DO use <text:span text:style-name="T1">RAND_MAX</text:span><text:span text:style-name="T2"> as the maximum value returned by </text:span><text:span text:style-name="T1">rand() (man 3 rand)</text:span></text:p>
              </text:list-item>
              <text:list-item>
                <text:p text:style-name="P7">DON'T use <text:span text:style-name="T1">rand()</text:span><text:span text:style-name="T2"> if you need more than </text:span><text:span text:style-name="T2"><draw:frame draw:style-name="fr1" draw:name="Object1" text:anchor-type="as-char" svg:width="0.7689in" svg:height="0.215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values.</text:span></text:p>
              </text:list-item>
              <text:list-item>
                <text:p text:style-name="P7"><text:span text:style-name="T2">DO look at SPRNG </text:span><text:span text:style-name="T3">(http://sprng.cs.fsu.edu/</text:span><text:span text:style-name="T2">) and ACML for faster PRNG's with longer periods.</text:span></text:p>
              </text:list-item>
              <text:list-item>
                <text:p text:style-name="P7">DO communicate with other users in your group effectively on using CAC resources</text:p>
              </text:list-item>
              <text:list-item>
                <text:p text:style-name="P7"><text:span text:style-name="T2">DO communicate with the CAC at </text:span><text:span text:style-name="T1">cac-support@umich.edu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4689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Center for Advanced Computing – http://cac.engin.umich.edu</text:p>
      </style:header>
      <style:footer>
        <text:p text:style-name="Footer">CAC Quick Sheet v0.3<text:tab/><text:tab/>cac-support@umich.ed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8-26T12:54:56</meta:creation-date>
    <dc:date>2007-08-28T10:25:26</dc:date>
    <dc:language>en-US</dc:language>
    <meta:editing-cycles>14</meta:editing-cycles>
    <meta:editing-duration>PT1H28M24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1" meta:page-count="2" meta:paragraph-count="152" meta:word-count="601" meta:character-count="359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n>2</math:mn>
            <math:mn>32</math:mn>
          </math:msup>
          <math:mo math:stretchy="false">/</math:mo>
          <math:mn>2</math:mn>
        </math:mrow>
        <math:mo math:stretchy="false">)</math:mo>
      </math:mrow>
      <math:mo math:stretchy="false">−</math:mo>
      <math:mn>1</math:mn>
    </math:mrow>
    <math:annotation math:encoding="StarMath 5.0">(2^32/2)-1</math:annotation>
  </math:semantics>
</math:math>
</file>